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f" style:font-name="ui-monospace" fo:font-size="9.75pt" fo:letter-spacing="normal" fo:font-style="normal" fo:font-weight="normal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t is recommended to use SSH keys to clone Git repositories. Please refer to </text:span><text:a xlink:type="simple" xlink:href="https://docs.github.com/en/authentication/connecting-to-github-with-ssh/generating-a-new-ssh-key-and-adding-it-to-the-ssh-agent" text:style-name="Internet_20_link" text:visited-style-name="Visited_20_Internet_20_Link"><text:span text:style-name="T3">Generating a new SSH key</text:span></text:a><text:span text:style-name="T1"> for details.</text:span></text:p>
      <text:p text:style-name="P2">You can set up an SSH key for your machine as follows.</text:p>
      <text:p text:style-name="P2">On a terminal of your machine,</text:p>
      <text:p text:style-name="P5"><text:span text:style-name="Source_20_Text"><text:span text:style-name="T4">ssh-keygen -t ed25519 -C "&lt;email address&gt;" </text:span></text:span></text:p>
      <text:p text:style-name="P6"><text:span text:style-name="Source_20_Text"><text:span text:style-name="T4"># press enter and type a passphrase twice</text:span></text:span></text:p>
      <text:p text:style-name="P6"/>
      <text:p text:style-name="P6"><text:span text:style-name="Source_20_Text"><text:span text:style-name="T4">eval "$(ssh-agent -s)" </text:span></text:span></text:p>
      <text:p text:style-name="P6"/>
      <text:p text:style-name="P6"><text:span text:style-name="Source_20_Text"><text:span text:style-name="T4">ssh-add ~/.ssh/id_ed25519</text:span></text:span></text:p>
      <text:p text:style-name="P6"><text:span text:style-name="Source_20_Text"><text:span text:style-name="T4"># enter the passphrase</text:span></text:span></text:p>
      <text:p text:style-name="P6"/>
      <text:p text:style-name="P6"><text:span text:style-name="Source_20_Text"><text:span text:style-name="T4">cat .ssh/id_ed25519.pub</text:span></text:span></text:p>
      <text:p text:style-name="P6"><text:span text:style-name="Source_20_Text"><text:span text:style-name="T4"># COPY the output. This is the SSH public key.</text:span></text:span></text:p>
      <text:p text:style-name="P2">On the GitHub web page,</text:p>
      <text:list xml:id="list3295725681" text:style-name="L1">
        <text:list-item>
          <text:p text:style-name="P3">Click your profile photo.</text:p>
        </text:list-item>
        <text:list-item>
          <text:p text:style-name="P4"><text:span text:style-name="T1">Click </text:span><text:span text:style-name="Strong_20_Emphasis"><text:span text:style-name="T2">Settings</text:span></text:span><text:span text:style-name="T1">.</text:span></text:p>
        </text:list-item>
        <text:list-item>
          <text:p text:style-name="P4"><text:span text:style-name="T1">In the "Access" section of the sidebar, click </text:span><text:span text:style-name="Strong_20_Emphasis"><text:span text:style-name="T2">SSH and GPG keys</text:span></text:span><text:span text:style-name="T1">.</text:span></text:p>
        </text:list-item>
        <text:list-item>
          <text:p text:style-name="P4"><text:span text:style-name="T1">Click </text:span><text:span text:style-name="Strong_20_Emphasis"><text:span text:style-name="T2">New SSH key</text:span></text:span><text:span text:style-name="T1">.</text:span></text:p>
        </text:list-item>
        <text:list-item>
          <text:p text:style-name="P3">In the "Title" field, add a descriptive label for the new key (e.g. Personal MacBook Air).</text:p>
        </text:list-item>
        <text:list-item>
          <text:p text:style-name="P3">Paste your key into the "Key" field.</text:p>
        </text:list-item>
        <text:list-item>
          <text:p text:style-name="P4"><text:span text:style-name="T1">Click </text:span><text:span text:style-name="Strong_20_Emphasis"><text:span text:style-name="T2">Add SSH key</text:span></text:span><text:span text:style-name="T1">.</text:span></text:p>
        </text:list-item>
        <text:list-item>
          <text:p text:style-name="P3">If prompted, confirm your GitHub passwor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47:22.988279226</meta:creation-date>
    <dc:date>2022-05-16T11:47:34.283803999</dc:date>
    <meta:editing-duration>PT11S</meta:editing-duration>
    <meta:editing-cycles>1</meta:editing-cycles>
    <meta:document-statistic meta:table-count="0" meta:image-count="0" meta:object-count="0" meta:page-count="1" meta:paragraph-count="19" meta:word-count="142" meta:character-count="759" meta:non-whitespace-character-count="642"/>
    <meta:generator>LibreOffice/6.0.7.3$Linux_X86_64 LibreOffice_project/00m0$Build-3</meta:generator>
  </office:meta>
</office:document-meta>
</file>